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3" style:family="table-cell" style:parent-style-name="Default">
      <style:table-cell-properties fo:wrap-option="wrap" fo:border="0.74pt solid #000000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Наименование организационной единицы</text:p>
          </table:table-cell>
          <table:table-cell table:style-name="ce1" office:value-type="string" calcext:value-type="string">
            <text:p>Расшифров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есто хранения</text:p>
          </table:table-cell>
          <table:table-cell office:value-type="string" calcext:value-type="string">
            <text:p>Место, где проводится инвентаризация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Инвентаризационная комиссия</text:p>
          </table:table-cell>
          <table:table-cell office:value-type="string" calcext:value-type="string">
            <text:p>Группа сотрудников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редседатель комиссии</text:p>
          </table:table-cell>
          <table:table-cell office:value-type="string" calcext:value-type="string">
            <text:p>Сотрудник административно управленческого персонала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Члены комиссии</text:p>
          </table:table-cell>
          <table:table-cell office:value-type="string" calcext:value-type="string">
            <text:p>Сотрудники организации</text:p>
          </table:table-cell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string" calcext:value-type="string">
            <text:p>Член комиссии</text:p>
          </table:table-cell>
          <table:table-cell office:value-type="string" calcext:value-type="string">
            <text:p>Один сотрудник как член комиссии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Член комиссии</text:p>
          </table:table-cell>
          <table:table-cell office:value-type="string" calcext:value-type="string">
            <text:p>Второй сотрудник как член комисс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1:35:39.335237821</meta:creation-date>
    <dc:date>2022-11-28T21:40:58.181102691</dc:date>
    <meta:editing-duration>PT5M19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